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image/png" manifest:full-path="Pictures/1000000000000640000004B0FFB7843D.png"/>
  <manifest:file-entry manifest:media-type="image/png" manifest:full-path="Pictures/1000000000000640000004B063BF812E.png"/>
  <manifest:file-entry manifest:media-type="image/png" manifest:full-path="Pictures/10000000000003200000025809C7EF3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solid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solid" svg:stroke-color="#000000" draw:fill="solid" draw:fill-color="#ffffff" draw:auto-grow-height="true" draw:auto-grow-width="false" fo:max-height="0cm" fo:min-height="0.95cm"/>
    </style:style>
    <style:style style:name="gr4" style:family="graphic" style:parent-style-name="standard">
      <style:graphic-properties draw:stroke="solid" svg:stroke-color="#000000" draw:fill="solid" draw:fill-color="#ffffff" draw:auto-grow-height="true" draw:auto-grow-width="false" fo:max-height="0cm" fo:min-height="10.35cm"/>
    </style:style>
    <style:style style:name="gr5" style:family="graphic" style:parent-style-name="standard">
      <style:graphic-properties draw:stroke="solid" svg:stroke-color="#000000" draw:fill="solid" draw:fill-color="#ffffff" draw:auto-grow-height="true" draw:auto-grow-width="false" fo:max-height="0cm" fo:min-height="1.75cm"/>
    </style:style>
    <style:style style:name="gr6" style:family="graphic" style:parent-style-name="standard">
      <style:graphic-properties draw:stroke="solid" svg:stroke-color="#000000" draw:fill="solid" draw:fill-color="#ffffff" draw:auto-grow-height="true" draw:auto-grow-width="false" fo:max-height="0cm" fo:min-height="2.15cm"/>
    </style:style>
    <style:style style:name="pr1" style:family="presentation" style:parent-style-name="lyt-brown-subtitle">
      <style:graphic-properties draw:fill-color="#ffffff" draw:auto-grow-height="true" fo:min-height="13.957cm"/>
    </style:style>
    <style:style style:name="pr2" style:family="presentation" style:parent-style-name="lyt-brown-title">
      <style:graphic-properties draw:auto-grow-height="true" fo:min-height="3.506cm"/>
    </style:style>
    <style:style style:name="pr3" style:family="presentation" style:parent-style-name="lyt-brown-notes">
      <style:graphic-properties draw:fill-color="#ffffff" draw:auto-grow-height="true" fo:min-height="13.364cm"/>
    </style:style>
    <style:style style:name="pr4" style:family="presentation" style:parent-style-name="lyt-brown-outline1">
      <style:graphic-properties fo:min-height="13.859cm"/>
    </style:style>
    <style:style style:name="pr5" style:family="presentation" style:parent-style-name="lyt-brown-title">
      <style:graphic-properties fo:min-height="3.506cm"/>
    </style:style>
    <style:style style:name="pr6" style:family="presentation" style:parent-style-name="lyt-brown-outline1">
      <style:graphic-properties draw:auto-grow-height="true" fo:min-height="13.957cm"/>
    </style:style>
    <style:style style:name="pr7" style:family="presentation" style:parent-style-name="lyt-brown-outline1">
      <style:graphic-properties draw:auto-grow-height="true" fo:min-height="13.859cm"/>
    </style:style>
    <style:style style:name="P1" style:family="paragraph">
      <style:text-properties fo:font-size="32pt"/>
    </style:style>
    <style:style style:name="P2" style:family="paragraph">
      <style:paragraph-properties fo:margin-left="0.6cm" fo:margin-right="0cm" fo:text-indent="-0.6cm"/>
      <style:text-properties style:font-size-asian="20pt"/>
    </style:style>
    <style:style style:name="P3" style:family="paragraph">
      <style:text-properties style:font-size-asian="28.1000003814697pt"/>
    </style:style>
    <style:style style:name="P4" style:family="paragraph">
      <style:text-properties style:font-size-asian="20pt"/>
    </style:style>
    <style:style style:name="P5" style:family="paragraph">
      <style:text-properties fo:font-size="24pt"/>
    </style:style>
    <style:style style:name="P6" style:family="paragraph">
      <style:text-properties fo:font-size="20pt"/>
    </style:style>
    <style:style style:name="P7" style:family="paragraph">
      <style:text-properties fo:font-family="'VL ゴシック'" style:font-pitch="variable" fo:font-size="20pt" style:font-size-asian="20pt" style:font-size-complex="20pt"/>
    </style:style>
    <style:style style:name="P8" style:family="paragraph">
      <style:paragraph-properties fo:margin-left="0.6cm" fo:margin-right="0cm" fo:text-indent="-0.6cm"/>
    </style:style>
    <style:style style:name="T1" style:family="text">
      <style:text-properties fo:font-size="24pt"/>
    </style:style>
    <style:style style:name="T2" style:family="text">
      <style:text-properties fo:font-family="'VL ゴシック'" style:font-pitch="variable" fo:font-size="20pt" style:font-size-asian="20pt" style:font-size-complex="20pt"/>
    </style:style>
    <style:style style:name="T3" style:family="text">
      <style:text-properties fo:color="#800000" fo:font-family="'VL ゴシック'" style:font-pitch="variable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office:forms form:automatic-focus="false" form:apply-design-mode="false"/>
        <draw:frame presentation:style-name="pr1" draw:text-style-name="P1" draw:layer="layout" svg:width="25.199cm" svg:height="13.957cm" svg:x="1.4cm" svg:y="4.914cm" presentation:class="subtitle">
          <draw:text-box>
            <text:p text:style-name="P1">環境構築に使用するための</text:p>
            <text:p text:style-name="P1">Capistrano + Chef-solo</text:p>
            <text:p text:style-name="P1"/>
          </draw:text-box>
        </draw:frame>
        <draw:frame presentation:style-name="pr2" draw:layer="layout" svg:width="25.199cm" svg:height="3.506cm" svg:x="1.4cm" svg:y="0.837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1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6.991cm" svg:x="1.4cm" svg:y="3.714cm" presentation:class="outline" presentation:user-transformed="true">
          <draw:text-box>
            <text:list text:style-name="L2">
              <text:list-item>
                <text:p>何をやるか？</text:p>
              </text:list-item>
              <text:list-item>
                <text:p>何で必要なの？</text:p>
              </text:list-item>
              <text:list-item>
                <text:p>何を使ってやるの？</text:p>
                <text:list>
                  <text:list-item>
                    <text:p>rvmって？</text:p>
                  </text:list-item>
                  <text:list-item>
                    <text:p>Capistranoって？</text:p>
                  </text:list-item>
                </text:list>
              </text:list-item>
              <text:list-item>
                <text:p>やってみよう！</text:p>
                <text:list>
                  <text:list-item>
                    <text:p>必要なgemをインストール</text:p>
                  </text:list-item>
                  <text:list-item>
                    <text:p>Capistrano設定ファイル作成</text:p>
                  </text:list-item>
                  <text:list-item>
                    <text:p>Capistranoのタスク作成</text:p>
                  </text:list-item>
                  <text:list-item>
                    <text:p>Capistrano実行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何を使ってやるの？</text:p>
          </draw:text-box>
        </draw:frame>
        <draw:frame presentation:style-name="pr4" draw:layer="layout" svg:width="25.199cm" svg:height="14.622cm" svg:x="1.4cm" svg:y="4.914cm" presentation:class="outline" presentation:user-transformed="true">
          <draw:text-box>
            <text:list text:style-name="L2">
              <text:list-item>
                <text:p>RVMって？</text:p>
                <text:list>
                  <text:list-item>
                    <text:p>Rubyのインストール</text:p>
                  </text:list-item>
                  <text:list-item>
                    <text:p>Rubyのバージョン切り替え</text:p>
                  </text:list-item>
                  <text:list-item>
                    <text:p>Gemset</text:p>
                    <text:list>
                      <text:list-item>
                        <text:p>複数のgemをgroup化して切り替え可能</text:p>
                      </text:list-item>
                    </text:list>
                  </text:list-item>
                </text:list>
              </text:list-item>
              <text:list-item>
                <text:p>Capistranoって？</text:p>
                <text:list>
                  <text:list-item>
                    <text:p>タスク単位で、まとめてリモートコマンドを実行</text:p>
                  </text:list-item>
                  <text:list-item>
                    <text:p>WEBアプリをサーバーへ自動でデプロイ</text:p>
                  </text:list-item>
                  <text:list-item>
                    <text:p>SCMと連携したデプロイもできる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 presentation:user-transformed="true">
          <draw:text-box>
            <text:p>何をやるか？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サーバーにrubyを使える環境を簡単に構築できるようする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4" presentation:class="page"/>
          <draw:frame presentation:style-name="pr3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 presentation:user-transformed="true">
          <draw:text-box>
            <text:p>何をやるか？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サーバーにrubyを使える環境を簡単に構築できるようする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何でやるか？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毎回、手動でめんどう</text:p>
              </text:list-item>
              <text:list-item>
                <text:p>手順を覚えてられない</text:p>
              </text:list-item>
              <text:list-item>
                <text:p>結局いろいろやるにもRubyが必要</text:p>
                <text:list>
                  <text:list-item>
                    <text:p>→Rubyが先かchefが先か？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6" presentation:class="page"/>
          <draw:frame presentation:style-name="pr3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1T0">
        <office:forms form:automatic-focus="false" form:apply-design-mode="false"/>
        <draw:frame presentation:style-name="pr2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1" draw:text-style-name="P1" draw:layer="layout" svg:width="25.199cm" svg:height="13.957cm" svg:x="1.4cm" svg:y="4.914cm" presentation:class="subtitle">
          <draw:text-box>
            <text:p text:style-name="P1">やってみよう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7" presentation:class="page"/>
          <draw:frame presentation:style-name="pr3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必要なgemをインストール</text:p>
          </draw:text-box>
        </draw:frame>
        <draw:frame presentation:style-name="pr6" draw:layer="layout" svg:width="25.199cm" svg:height="13.957cm" svg:x="1.4cm" svg:y="4.914cm" presentation:class="outline">
          <draw:text-box>
            <text:list text:style-name="L2">
              <text:list-item>
                <text:p>せっかくだからbundler使ってみよう</text:p>
                <text:list>
                  <text:list-item>
                    <text:p>Gemfile新規作成</text:p>
                    <text:p/>
                    <text:p/>
                    <text:p/>
                  </text:list-item>
                </text:list>
                <text:p/>
              </text:list-item>
            </text:list>
          </draw:text-box>
        </draw:frame>
        <draw:frame draw:style-name="gr2" draw:text-style-name="P5" draw:layer="layout" svg:width="20.2cm" svg:height="4.971cm" svg:x="3.4cm" svg:y="8.2cm">
          <draw:text-box>
            <text:p text:style-name="P5">source '<text:a xlink:href="http://rubygems.org/">http://rubygems.org</text:a>'</text:p>
            <text:p text:style-name="P5"/>
            <text:p text:style-name="P5">gem 'capistrano' <text:s text:c="4"/></text:p>
            <text:p text:style-name="P5">gem 'rvm-capistrano' </text:p>
            <text:p text:style-name="P5"/>
          </draw:text-box>
        </draw:frame>
        <draw:frame draw:style-name="gr3" draw:text-style-name="P5" draw:layer="layout" svg:width="20.2cm" svg:height="2.139cm" svg:x="3.4cm" svg:y="14.695cm">
          <draw:text-box>
            <text:p text:style-name="P5">$ bundle install</text:p>
            <text:p text:style-name="P5"/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8" presentation:class="page"/>
          <draw:frame presentation:style-name="pr3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pistrano設定ファイル作成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apistrano用設定ファイル作成</text:p>
                <text:list>
                  <text:list-item>
                    <text:p>かぴふぁーーーーーーーーーーい</text:p>
                    <text:p/>
                    <text:p/>
                    <text:p/>
                  </text:list-item>
                </text:list>
                <text:p/>
              </text:list-item>
            </text:list>
          </draw:text-box>
        </draw:frame>
        <draw:frame draw:style-name="gr2" draw:text-style-name="P5" draw:layer="layout" svg:width="20.2cm" svg:height="6.943cm" svg:x="3.4cm" svg:y="8.2cm">
          <draw:text-box>
            <text:p text:style-name="P5"><text:span text:style-name="T1">$ capify <text:s/>.</text:span></text:p>
            <text:p text:style-name="P5"><text:span text:style-name="T1"/></text:p>
            <text:p text:style-name="P5"><text:span text:style-name="T1">[add] writing './Capfile'</text:span></text:p>
            <text:p text:style-name="P5"><text:span text:style-name="T1">[add] making directory './config'</text:span></text:p>
            <text:p text:style-name="P5"><text:span text:style-name="T1">[add] writing './config/deploy.rb'</text:span></text:p>
            <text:p text:style-name="P5"><text:span text:style-name="T1">[done] capified!</text:span></text:p>
            <text:p text:style-name="P5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pistranoタスクの作成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fig/deproy編集</text:p>
                <text:list>
                  <text:list-header>
                    <text:p/>
                    <text:p/>
                    <text:p/>
                  </text:list-header>
                </text:list>
                <text:p/>
              </text:list-item>
            </text:list>
          </draw:text-box>
        </draw:frame>
        <draw:frame draw:style-name="gr2" draw:text-style-name="P5" draw:layer="layout" svg:width="23.4cm" svg:height="12.649cm" svg:x="2.2cm" svg:y="6.4cm">
          <draw:text-box>
            <text:p text:style-name="P5"><text:span text:style-name="T1"># general settings</text:span></text:p>
            <text:p text:style-name="P5"><text:span text:style-name="T1">set :user, :test01</text:span></text:p>
            <text:p text:style-name="P5"><text:span text:style-name="T1">set :port, 22</text:span></text:p>
            <text:p text:style-name="P5"><text:span text:style-name="T1">set :use_sudo, true</text:span></text:p>
            <text:p text:style-name="P5"><text:span text:style-name="T1"/></text:p>
            <text:p text:style-name="P5"><text:span text:style-name="T1"># for rvm</text:span></text:p>
            <text:p text:style-name="P5"><text:span text:style-name="T1">require "rvm/capistrano"</text:span></text:p>
            <text:p text:style-name="P5"><text:span text:style-name="T1">set :rvm_ruby_string, '1.9.3@gemsetname'</text:span></text:p>
            <text:p text:style-name="P5"><text:span text:style-name="T1">set :rvm_type, :user</text:span></text:p>
            <text:p text:style-name="P5"><text:span text:style-name="T1">set :rvm_install_type, :stable</text:span></text:p>
            <text:p text:style-name="P5"><text:span text:style-name="T1">set :rvm_install_ruby, :reinstall</text:span></text:p>
            <text:p text:style-name="P5"><text:span text:style-name="T1"/></text:p>
            <text:p text:style-name="P5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10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pistranoタスクの作成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fig/deproy編集2</text:p>
                <text:list>
                  <text:list-header>
                    <text:p/>
                    <text:p/>
                    <text:p/>
                  </text:list-header>
                </text:list>
                <text:p/>
              </text:list-item>
            </text:list>
          </draw:text-box>
        </draw:frame>
        <draw:frame draw:style-name="gr4" draw:text-style-name="P7" draw:layer="layout" svg:width="24.2cm" svg:height="10.6cm" svg:x="2.4cm" svg:y="6.4cm">
          <draw:text-box>
            <text:p text:style-name="P6"><text:span text:style-name="T2">pkg_for_ruby = %w[gcc-c++ patch readline readline-devel zlib zlib-devel libyaml-devel libffi-devel openssl-devel make bzip2 autoconf automake libtool bison iconv-devel]</text:span></text:p>
            <text:p text:style-name="P6"><text:span text:style-name="T2"/></text:p>
            <text:p text:style-name="P6"><text:span text:style-name="T2">namespace :chef do</text:span></text:p>
            <text:p text:style-name="P6"><text:span text:style-name="T2"><text:s text:c="2"/></text:span><text:span text:style-name="T2">task :ruby_install do</text:span></text:p>
            <text:p text:style-name="P6"><text:span text:style-name="T2"><text:s text:c="4"/></text:span><text:span text:style-name="T2">run "sudo yum install -y #{pkg_for_ruby.join(' ')}" <text:s text:c="15"/>rvm.install_rvm</text:span></text:p>
            <text:p text:style-name="P6"><text:span text:style-name="T2"><text:s text:c="4"/></text:span><text:span text:style-name="T2">rvm.install_ruby</text:span></text:p>
            <text:p text:style-name="P6"><text:span text:style-name="T2"><text:s text:c="2"/></text:span><text:span text:style-name="T2">end</text:span></text:p>
            <text:p text:style-name="P6"><text:span text:style-name="T2">e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1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pistranoタスクの作成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apfile編集</text:p>
                <text:list>
                  <text:list-item>
                    <text:p>次の行を追加</text:p>
                    <text:p/>
                    <text:p/>
                    <text:p/>
                  </text:list-item>
                </text:list>
                <text:p/>
              </text:list-item>
            </text:list>
          </draw:text-box>
        </draw:frame>
        <draw:frame draw:style-name="gr5" draw:text-style-name="P7" draw:layer="layout" svg:width="24.2cm" svg:height="2cm" svg:x="2.4cm" svg:y="7.9cm">
          <draw:text-box>
            <text:p text:style-name="P6"><text:span text:style-name="T2">default_run_options[:pty] = tru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1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pistranoタスク実行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コマンド実行</text:p>
                <text:list>
                  <text:list-header>
                    <text:p/>
                    <text:p/>
                    <text:p/>
                  </text:list-header>
                </text:list>
                <text:p/>
              </text:list-item>
            </text:list>
          </draw:text-box>
        </draw:frame>
        <draw:frame draw:style-name="gr6" draw:text-style-name="P7" draw:layer="layout" svg:width="24.2cm" svg:height="2.4cm" svg:x="2.4cm" svg:y="6.4cm">
          <draw:text-box>
            <text:p text:style-name="P6"><text:span text:style-name="T2">$ cap chef:ruby_instal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1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pistranoタスクの作成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fig/deproy編集3</text:p>
                <text:list>
                  <text:list-header>
                    <text:p/>
                    <text:p/>
                    <text:p/>
                  </text:list-header>
                </text:list>
                <text:p/>
              </text:list-item>
            </text:list>
          </draw:text-box>
        </draw:frame>
        <draw:frame draw:style-name="gr4" draw:text-style-name="P7" draw:layer="layout" svg:width="24.2cm" svg:height="11.027cm" svg:x="2.4cm" svg:y="6.4cm">
          <draw:text-box>
            <text:p text:style-name="P6"><text:span text:style-name="T2">pkg_for_ruby = %w[gcc-c++ patch readline readline-devel zlib zlib-devel libyaml-devel libffi-devel openssl-devel make bzip2 autoconf automake libtool bison iconv-devel]</text:span></text:p>
            <text:p text:style-name="P6"><text:span text:style-name="T2"/></text:p>
            <text:p text:style-name="P6"><text:span text:style-name="T2">namespace :chef do</text:span></text:p>
            <text:p text:style-name="P6"><text:span text:style-name="T2"><text:s text:c="2"/></text:span><text:span text:style-name="T2">task :ruby_install do</text:span></text:p>
            <text:p text:style-name="P6"><text:span text:style-name="T2"><text:s text:c="4"/></text:span><text:span text:style-name="T2">run "sudo yum install -y #{pkg_for_ruby.join(' ')}"</text:span><text:span text:style-name="T3">, :shell =&gt; :bash</text:span></text:p>
            <text:p text:style-name="P6"><text:span text:style-name="T2"><text:s text:c="4"/></text:span><text:span text:style-name="T2">rvm.install_rvm</text:span></text:p>
            <text:p text:style-name="P6"><text:span text:style-name="T2"><text:s text:c="4"/></text:span><text:span text:style-name="T2">rvm.install_ruby</text:span></text:p>
            <text:p text:style-name="P6"><text:span text:style-name="T2"><text:s text:c="2"/></text:span><text:span text:style-name="T2">end</text:span></text:p>
            <text:p text:style-name="P6"><text:span text:style-name="T2">e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1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参考情報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ttp://arika.org/2009/06/10/capistrano-pty-stdio/</text:p>
                <text:list>
                  <text:list-header>
                    <text:p/>
                    <text:p/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1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参考情報</text:p>
          </draw:text-box>
        </draw:frame>
        <draw:frame presentation:style-name="pr7" draw:layer="layout" svg:width="25.199cm" svg:height="14.654cm" svg:x="1.4cm" svg:y="4.914cm" presentation:class="outline" presentation:user-transformed="true">
          <draw:text-box>
            <text:list text:style-name="L2">
              <text:list-item>
                <text:p>サーバー</text:p>
                <text:list>
                  <text:list-item>
                    <text:p>49.212.55.107</text:p>
                  </text:list-item>
                </text:list>
              </text:list-item>
              <text:list-item>
                <text:p>ユーザー</text:p>
                <text:list>
                  <text:list-item>
                    <text:p>ID : cap02 – cap05</text:p>
                  </text:list-item>
                  <text:list-item>
                    <text:p>PASSWORD : ID同じ <text:s/></text:p>
                    <text:p/>
                    <text:p/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1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lyt-brown" presentation:presentation-page-layout-name="AL1T0">
        <office:forms form:automatic-focus="false" form:apply-design-mode="false"/>
        <draw:frame presentation:style-name="pr1" draw:layer="layout" svg:width="25.199cm" svg:height="13.957cm" svg:x="1.4cm" svg:y="4.914cm" presentation:class="subtitle">
          <draw:text-box>
            <text:p>環境構築に使用するための</text:p>
            <text:p>Capistrano + Chef-solo</text:p>
            <text:p/>
          </draw:text-box>
        </draw:frame>
        <draw:frame presentation:style-name="pr2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4.84cm" svg:height="11.136cm" svg:x="3.073cm" svg:y="2.257cm" draw:page-number="17" presentation:class="page"/>
          <draw:frame presentation:style-name="pr3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6.991cm" svg:x="1.4cm" svg:y="3.714cm" presentation:class="outline" presentation:user-transformed="true">
          <draw:text-box>
            <text:list text:style-name="L2">
              <text:list-item>
                <text:p>何をやるか？</text:p>
              </text:list-item>
              <text:list-item>
                <text:p>何で必要なの？</text:p>
              </text:list-item>
              <text:list-item>
                <text:p>何を使ってやるの？</text:p>
                <text:list>
                  <text:list-item>
                    <text:p>rvmって？</text:p>
                  </text:list-item>
                  <text:list-item>
                    <text:p>Capistranoって？</text:p>
                  </text:list-item>
                </text:list>
              </text:list-item>
              <text:list-item>
                <text:p>やってみよう！</text:p>
                <text:list>
                  <text:list-item>
                    <text:p>必要なgemをインストール</text:p>
                  </text:list-item>
                  <text:list-item>
                    <text:p>Capistrano設定ファイル作成</text:p>
                  </text:list-item>
                  <text:list-item>
                    <text:p>Capistranoのタスク作成</text:p>
                  </text:list-item>
                  <text:list-item>
                    <text:p>Capistrano実行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18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何を使ってやるの？</text:p>
          </draw:text-box>
        </draw:frame>
        <draw:frame presentation:style-name="pr4" draw:layer="layout" svg:width="25.199cm" svg:height="14.622cm" svg:x="1.4cm" svg:y="4.914cm" presentation:class="outline" presentation:user-transformed="true">
          <draw:text-box>
            <text:list text:style-name="L2">
              <text:list-item>
                <text:p>RVMって？</text:p>
                <text:list>
                  <text:list-item>
                    <text:p>Rubyのインストール</text:p>
                  </text:list-item>
                  <text:list-item>
                    <text:p>Rubyのバージョン切り替え</text:p>
                  </text:list-item>
                  <text:list-item>
                    <text:p>Gemset</text:p>
                    <text:list>
                      <text:list-item>
                        <text:p>複数のgemをgroup化して切り替え可能</text:p>
                      </text:list-item>
                    </text:list>
                  </text:list-item>
                </text:list>
              </text:list-item>
              <text:list-item>
                <text:p>Capistranoって？</text:p>
                <text:list>
                  <text:list-item>
                    <text:p>タスク単位で、まとめてリモートコマンドを実行</text:p>
                  </text:list-item>
                  <text:list-item>
                    <text:p>WEBアプリをサーバーへ自動でデプロイ</text:p>
                  </text:list-item>
                  <text:list-item>
                    <text:p>SCMと連携したデプロイもできる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1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lyt-brown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 presentation:user-transformed="true">
          <draw:text-box>
            <text:p>何をやるか？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サーバーにrubyを使える環境を簡単に構築できるようする。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0" presentation:class="page"/>
          <draw:frame presentation:style-name="pr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lyt-brown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 presentation:user-transformed="true">
          <draw:text-box>
            <text:p>何をやるか？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サーバーにrubyを使える環境を簡単に構築できるようする。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何でやるか？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毎回、手動でめんどう</text:p>
              </text:list-item>
              <text:list-item>
                <text:p>手順を覚えてられない</text:p>
              </text:list-item>
              <text:list-item>
                <text:p>結局いろいろやるにもRubyが必要</text:p>
                <text:list>
                  <text:list-item>
                    <text:p>→Rubyが先かchefが先か？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22" presentation:class="page"/>
          <draw:frame presentation:style-name="pr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lyt-brown" presentation:presentation-page-layout-name="AL1T0">
        <office:forms form:automatic-focus="false" form:apply-design-mode="false"/>
        <draw:frame presentation:style-name="pr2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1" draw:layer="layout" svg:width="25.199cm" svg:height="13.957cm" svg:x="1.4cm" svg:y="4.914cm" presentation:class="subtitle">
          <draw:text-box>
            <text:p>やってみよう!</text:p>
          </draw:text-box>
        </draw:frame>
        <presentation:notes draw:style-name="dp2">
          <draw:page-thumbnail draw:style-name="gr1" draw:layer="layout" svg:width="14.84cm" svg:height="11.136cm" svg:x="3.073cm" svg:y="2.257cm" draw:page-number="23" presentation:class="page"/>
          <draw:frame presentation:style-name="pr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必要なgemをインストール</text:p>
          </draw:text-box>
        </draw:frame>
        <draw:frame presentation:style-name="pr6" draw:layer="layout" svg:width="25.199cm" svg:height="13.957cm" svg:x="1.4cm" svg:y="4.914cm" presentation:class="outline">
          <draw:text-box>
            <text:list text:style-name="L2">
              <text:list-item>
                <text:p>せっかくだからbundler使ってみよう</text:p>
                <text:list>
                  <text:list-item>
                    <text:p>Gemfile新規作成</text:p>
                    <text:p/>
                    <text:p/>
                    <text:p/>
                  </text:list-item>
                </text:list>
                <text:p/>
              </text:list-item>
            </text:list>
          </draw:text-box>
        </draw:frame>
        <draw:frame draw:style-name="gr2" draw:layer="layout" svg:width="20.2cm" svg:height="5.055cm" svg:x="3.4cm" svg:y="8.2cm">
          <draw:text-box>
            <text:p>source '<text:a xlink:href="http://rubygems.org/">http://rubygems.org</text:a>'</text:p>
            <text:p/>
            <text:p>gem 'capistrano' <text:s text:c="4"/></text:p>
            <text:p>gem 'rvm-capistrano' </text:p>
            <text:p/>
          </draw:text-box>
        </draw:frame>
        <draw:frame draw:style-name="gr3" draw:layer="layout" svg:width="20.2cm" svg:height="2.181cm" svg:x="3.4cm" svg:y="14.695cm">
          <draw:text-box>
            <text:p>$ bundle install</text:p>
            <text:p/>
          </draw:text-box>
        </draw:frame>
        <presentation:notes draw:style-name="dp2">
          <draw:page-thumbnail draw:style-name="gr1" draw:layer="layout" svg:width="14.84cm" svg:height="11.136cm" svg:x="3.073cm" svg:y="2.257cm" draw:page-number="24" presentation:class="page"/>
          <draw:frame presentation:style-name="pr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pistrano設定ファイル作成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apistrano用設定ファイル作成</text:p>
                <text:list>
                  <text:list-item>
                    <text:p>かぴふぁーーーーーーーーーーい</text:p>
                    <text:p/>
                    <text:p/>
                    <text:p/>
                  </text:list-item>
                </text:list>
                <text:p/>
              </text:list-item>
            </text:list>
          </draw:text-box>
        </draw:frame>
        <draw:frame draw:style-name="gr2" draw:text-style-name="P5" draw:layer="layout" svg:width="20.2cm" svg:height="6.943cm" svg:x="3.4cm" svg:y="8.2cm">
          <draw:text-box>
            <text:p><text:span text:style-name="T1">$ capify <text:s/>.</text:span></text:p>
            <text:p><text:span text:style-name="T1"/></text:p>
            <text:p><text:span text:style-name="T1">[add] writing './Capfile'</text:span></text:p>
            <text:p><text:span text:style-name="T1">[add] making directory './config'</text:span></text:p>
            <text:p><text:span text:style-name="T1">[add] writing './config/deploy.rb'</text:span></text:p>
            <text:p><text:span text:style-name="T1">[done] capified!</text:span></text:p>
            <text:p><text:span text:style-name="T1"/></text:p>
          </draw:text-box>
        </draw:frame>
        <presentation:notes draw:style-name="dp2">
          <draw:page-thumbnail draw:style-name="gr1" draw:layer="layout" svg:width="14.84cm" svg:height="11.136cm" svg:x="3.073cm" svg:y="2.257cm" draw:page-number="2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pistranoタスクの作成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fig/deproy編集</text:p>
                <text:list>
                  <text:list-header>
                    <text:p/>
                    <text:p/>
                    <text:p/>
                  </text:list-header>
                </text:list>
                <text:p/>
              </text:list-item>
            </text:list>
          </draw:text-box>
        </draw:frame>
        <draw:frame draw:style-name="gr2" draw:text-style-name="P5" draw:layer="layout" svg:width="20.2cm" svg:height="12.649cm" svg:x="3.8cm" svg:y="6.4cm">
          <draw:text-box>
            <text:p><text:span text:style-name="T1"># general settings</text:span></text:p>
            <text:p><text:span text:style-name="T1">set :user, :cap01</text:span></text:p>
            <text:p><text:span text:style-name="T1">set :port, 22</text:span></text:p>
            <text:p><text:span text:style-name="T1">set :use_sudo, true</text:span></text:p>
            <text:p><text:span text:style-name="T1"/></text:p>
            <text:p><text:span text:style-name="T1"># for rvm</text:span></text:p>
            <text:p><text:span text:style-name="T1">require "rvm/capistrano"</text:span></text:p>
            <text:p><text:span text:style-name="T1">set :rvm_ruby_string, '1.9.3@demo'</text:span></text:p>
            <text:p><text:span text:style-name="T1">set :rvm_type, :user</text:span></text:p>
            <text:p><text:span text:style-name="T1">set :rvm_install_type, :stable</text:span></text:p>
            <text:p><text:span text:style-name="T1">set :rvm_install_ruby, :reinstall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cm" svg:height="11.136cm" svg:x="3.073cm" svg:y="2.257cm" draw:page-number="2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pistranoタスクの作成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fig/deproy編集2</text:p>
                <text:list>
                  <text:list-header>
                    <text:p/>
                    <text:p/>
                    <text:p/>
                  </text:list-header>
                </text:list>
                <text:p/>
              </text:list-item>
            </text:list>
          </draw:text-box>
        </draw:frame>
        <draw:frame draw:style-name="gr4" draw:text-style-name="P7" draw:layer="layout" svg:width="24.2cm" svg:height="10.6cm" svg:x="2.4cm" svg:y="6.4cm">
          <draw:text-box>
            <text:p><text:span text:style-name="T2">pkg_for_ruby = %w[gcc-c++ patch readline readline-devel zlib zlib-devel libyaml-devel libffi-devel openssl-devel make bzip2 autoconf automake libtool bison iconv-devel]</text:span></text:p>
            <text:p><text:span text:style-name="T2"/></text:p>
            <text:p><text:span text:style-name="T2">namespace :chef do</text:span></text:p>
            <text:p><text:span text:style-name="T2"><text:s text:c="2"/></text:span><text:span text:style-name="T2">task :ruby_install do</text:span></text:p>
            <text:p><text:span text:style-name="T2"><text:s text:c="4"/></text:span><text:span text:style-name="T2">run "sudo yum install -y #{pkg_for_ruby.join(' ')}" <text:s text:c="15"/>rvm.install_rvm</text:span></text:p>
            <text:p><text:span text:style-name="T2"><text:s text:c="4"/></text:span><text:span text:style-name="T2">rvm.install_ruby</text:span></text:p>
            <text:p><text:span text:style-name="T2"><text:s text:c="2"/></text:span><text:span text:style-name="T2">end</text:span></text:p>
            <text:p><text:span text:style-name="T2">end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pistranoタスクの作成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apfile編集</text:p>
                <text:list>
                  <text:list-item>
                    <text:p>次の行を追加</text:p>
                    <text:p/>
                    <text:p/>
                    <text:p/>
                  </text:list-item>
                </text:list>
                <text:p/>
              </text:list-item>
            </text:list>
          </draw:text-box>
        </draw:frame>
        <draw:frame draw:style-name="gr5" draw:text-style-name="P7" draw:layer="layout" svg:width="24.2cm" svg:height="2cm" svg:x="2.4cm" svg:y="7.9cm">
          <draw:text-box>
            <text:p><text:span text:style-name="T2">default_run_options[:pty] = true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8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pistranoタスク実行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コマンド実行</text:p>
                <text:list>
                  <text:list-header>
                    <text:p/>
                    <text:p/>
                    <text:p/>
                  </text:list-header>
                </text:list>
                <text:p/>
              </text:list-item>
            </text:list>
          </draw:text-box>
        </draw:frame>
        <draw:frame draw:style-name="gr6" draw:text-style-name="P7" draw:layer="layout" svg:width="24.2cm" svg:height="2.4cm" svg:x="2.4cm" svg:y="6.4cm">
          <draw:text-box>
            <text:p><text:span text:style-name="T2">$ capistrano chef:ruby_install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pistranoタスクの作成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fig/deproy編集3</text:p>
                <text:list>
                  <text:list-header>
                    <text:p/>
                    <text:p/>
                    <text:p/>
                  </text:list-header>
                </text:list>
                <text:p/>
              </text:list-item>
            </text:list>
          </draw:text-box>
        </draw:frame>
        <draw:frame draw:style-name="gr4" draw:text-style-name="P7" draw:layer="layout" svg:width="24.2cm" svg:height="10.95cm" svg:x="2.4cm" svg:y="6.4cm">
          <draw:text-box>
            <text:p><text:span text:style-name="T2">pkg_for_ruby = %w[gcc-c++ patch readline readline-devel zlib zlib-devel libyaml-devel libffi-devel openssl-devel make bzip2 autoconf automake libtool bison iconv-devel]</text:span></text:p>
            <text:p><text:span text:style-name="T2"/></text:p>
            <text:p><text:span text:style-name="T2">namespace :chef do</text:span></text:p>
            <text:p><text:span text:style-name="T2"><text:s text:c="2"/></text:span><text:span text:style-name="T2">task :ruby_install do</text:span></text:p>
            <text:p><text:span text:style-name="T2"><text:s text:c="4"/></text:span><text:span text:style-name="T2">run "sudo yum install -y #{pkg_for_ruby.join(' ')}"</text:span><text:span text:style-name="T3">, :shell =&gt; :bash</text:span></text:p>
            <text:p><text:span text:style-name="T2"><text:s text:c="4"/></text:span><text:span text:style-name="T2">rvm.install_rvm</text:span></text:p>
            <text:p><text:span text:style-name="T2"><text:s text:c="4"/></text:span><text:span text:style-name="T2">rvm.install_ruby</text:span></text:p>
            <text:p><text:span text:style-name="T2"><text:s text:c="2"/></text:span><text:span text:style-name="T2">end</text:span></text:p>
            <text:p><text:span text:style-name="T2">end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30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参考情報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ttp://arika.org/2009/06/10/capistrano-pty-stdio/</text:p>
                <text:list>
                  <text:list-header>
                    <text:p/>
                    <text:p/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3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lyt-brown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参考情報</text:p>
          </draw:text-box>
        </draw:frame>
        <draw:frame presentation:style-name="pr7" draw:layer="layout" svg:width="25.199cm" svg:height="14.654cm" svg:x="1.4cm" svg:y="4.914cm" presentation:class="outline" presentation:user-transformed="true">
          <draw:text-box>
            <text:list text:style-name="L2">
              <text:list-item>
                <text:p>サーバー</text:p>
                <text:list>
                  <text:list-item>
                    <text:p>49.212.55.107</text:p>
                  </text:list-item>
                </text:list>
              </text:list-item>
              <text:list-item>
                <text:p>ユーザー</text:p>
                <text:list>
                  <text:list-item>
                    <text:p>ID : cap02 – cap05</text:p>
                  </text:list-item>
                  <text:list-item>
                    <text:p>PASSWORD : ID同じ <text:s/></text:p>
                    <text:p/>
                    <text:p/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3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ashapes9" xlink:href="Pictures/10000000000003200000025809C7EF31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000000" draw:marker-start-width="0.45cm" draw:marker-start-center="false" draw:marker-end-width="0.45cm" draw:marker-end-center="false" draw:fill="solid" draw:fill-color="#99ccff" draw:fill-gradient-name="Gradient_20_7" draw:fill-hatch-name="Hatching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Glossy-title">
      <style:graphic-properties draw:fill-color="#ffffff" draw:auto-grow-height="false" fo:min-height="3.507cm"/>
    </style:style>
    <style:style style:name="Mpr7" style:family="presentation" style:parent-style-name="Glossy-outline1">
      <style:graphic-properties draw:fill-color="#ffffff" draw:auto-grow-height="false" fo:min-height="13.86cm"/>
    </style:style>
    <style:style style:name="Mpr8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9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0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vihree2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1.5cm" svg:height="1.448cm" svg:x="25.5cm" svg:y="19.5cm" presentation:class="page-number">
        <draw:text-box>
          <text:p text:style-name="MP14"><text:span text:style-name="MT3"><text:page-number>&lt;番号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Glossy" style:page-layout-name="PM1" draw:style-name="Mdp2">
      <office:forms form:automatic-focus="false" form:apply-design-mode="false"/>
      <draw:frame presentation:style-name="Mpr6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draw:page-thumbnail presentation:style-name="Glossy-title" draw:layer="backgroundobjects" svg:width="14.84cm" svg:height="11.135cm" svg:x="3.073cm" svg:y="2.257cm" presentation:class="page"/>
        <draw:frame presentation:style-name="Glossy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1" draw:layer="backgroundobjects" svg:width="9.107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07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lyt-brown" style:page-layout-name="PM1" draw:style-name="Mdp3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957cm" svg:x="1.4cm" svg:y="4.914cm" presentation:class="outline" presentation:placeholder="true">
        <draw:text-box/>
      </draw:frame>
      <draw:frame presentation:style-name="Mpr1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1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draw:page-thumbnail presentation:style-name="lyt-brown-title" draw:layer="backgroundobjects" svg:width="14.84cm" svg:height="11.136cm" svg:x="3.073cm" svg:y="2.257cm" presentation:class="page"/>
        <draw:frame presentation:style-name="lyt-brown-notes" draw:layer="backgroundobjects" svg:width="16.79cm" svg:height="13.364cm" svg:x="2.098cm" svg:y="14.107cm" presentation:class="notes" presentation:placeholder="true">
          <draw:text-box/>
        </draw:frame>
        <draw:frame presentation:style-name="Mpr12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08cm" svg:height="1.484cm" svg:x="11.87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08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08cm" svg:height="1.484cm" svg:x="11.879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2-05-28T00:25:56</meta:creation-date>
    <dc:language>fi-FI</dc:language>
    <meta:editing-cycles>5</meta:editing-cycles>
    <meta:editing-duration>PT2H3M16S</meta:editing-duration>
    <meta:initial-creator>Jun Fukaya</meta:initial-creator>
    <dc:date>2012-05-28T21:45:07</dc:date>
    <dc:creator>Jun Fukaya</dc:creator>
    <meta:document-statistic meta:object-count="19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4/share/template/en-US/presnt/Green.otp"/>
  </office:meta>
</office:document-meta>
</file>